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320922" officeooo:paragraph-rsid="00320922"/>
    </style:style>
    <style:style style:name="P2" style:family="paragraph" style:parent-style-name="Standard">
      <style:text-properties style:font-name="Roboto" officeooo:rsid="0038f31a" officeooo:paragraph-rsid="0038f31a"/>
    </style:style>
    <style:style style:name="P3" style:family="paragraph" style:parent-style-name="Standard">
      <style:text-properties style:font-name="Roboto" officeooo:rsid="003472f9" officeooo:paragraph-rsid="003472f9"/>
    </style:style>
    <style:style style:name="P4" style:family="paragraph" style:parent-style-name="Standard">
      <style:text-properties style:font-name="Roboto" officeooo:rsid="0035f0a4" officeooo:paragraph-rsid="0035f0a4"/>
    </style:style>
    <style:style style:name="P5" style:family="paragraph" style:parent-style-name="Standard">
      <style:text-properties style:font-name="Roboto" officeooo:rsid="00374790" officeooo:paragraph-rsid="00374790"/>
    </style:style>
    <style:style style:name="P6" style:family="paragraph" style:parent-style-name="Standard">
      <style:text-properties style:font-name="Roboto" officeooo:rsid="003c51aa" officeooo:paragraph-rsid="003c51aa"/>
    </style:style>
    <style:style style:name="P7" style:family="paragraph" style:parent-style-name="Standard">
      <style:text-properties style:font-name="Roboto" officeooo:rsid="003f5580" officeooo:paragraph-rsid="003f5580"/>
    </style:style>
    <style:style style:name="P8" style:family="paragraph" style:parent-style-name="Standard">
      <style:text-properties style:font-name="Roboto" officeooo:rsid="00401f2e" officeooo:paragraph-rsid="00401f2e"/>
    </style:style>
    <style:style style:name="T1" style:family="text">
      <style:text-properties officeooo:rsid="0032b63a"/>
    </style:style>
    <style:style style:name="T2" style:family="text">
      <style:text-properties officeooo:rsid="00426785"/>
    </style:style>
    <style:style style:name="T3" style:family="text">
      <style:text-properties officeooo:rsid="0045ec75"/>
    </style:style>
    <style:style style:name="T4" style:family="text">
      <style:text-properties officeooo:rsid="00548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telalter:<text:line-break/><text:span text:style-name="T1">Hauptverkehrsachsen alle in Richtung Marktplatz + Rathhaus bzw. Hafen</text:span></text:p>
      <text:p text:style-name="P2">manchmal auch 2 marktplätze</text:p>
      <text:p text:style-name="P3">Dicht bebaut, verwinkelte Straßen, nicht sehr geometrisch geplant</text:p>
      <text:p text:style-name="P4">Arbeits und Wohnplätze beieinander</text:p>
      <text:p text:style-name="P5">Stadt ummauert</text:p>
      <text:p text:style-name="P5"/>
      <text:p text:style-name="P5"/>
      <text:p text:style-name="P6">Frühe Neuzeit:</text:p>
      <text:p text:style-name="P7">Planmäßig angelegt, verkehrsachsen zeigen auf Schloß → <text:span text:style-name="T3">Sehr politisch</text:span></text:p>
      <text:p text:style-name="P8">Stadt und <text:span text:style-name="T2">Grünanlagen sehr geometrisch</text:span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09:59:40.069000000</dc:date>
    <meta:editing-duration>PT2H45M25S</meta:editing-duration>
    <meta:editing-cycles>2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8" meta:word-count="44" meta:character-count="343" meta:non-whitespace-character-count="307"/>
  </office:meta>
</office:document-meta>
</file>